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BLANCO CALLO, MOISES HU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LANCO CALLO, MOISES HUG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LANCO CALLO, MOISES HUG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374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1T00:37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